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169158896"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909637827"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0H3M33S</meta:editing-duration>
    <meta:editing-cycles>751</meta:editing-cycles>
    <meta:generator>LibreOffice/6.1.4.2$Linux_X86_64 LibreOffice_project/9d0f32d1f0b509096fd65e0d4bec26ddd1938fd3</meta:generator>
    <dc:date>2019-04-10T15:09:16.048716512</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collapseToStart()
	getFirstTextInStyle("УДК")
	foundUDK = 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